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2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1.064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1.891cm"/>
    </style:style>
    <style:style style:name="co9" style:family="table-column">
      <style:table-column-properties fo:break-before="auto" style:column-width="4.37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8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MigrationId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ltitude</text:p>
          </table:table-cell>
          <table:table-cell table:style-name="ce5" office:value-type="string" calcext:value-type="string">
            <text:p>Pitch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Heading</text:p>
          </table:table-cell>
          <table:table-cell table:style-name="ce5" office:value-type="string" calcext:value-type="string">
            <text:p>OnGround</text:p>
          </table:table-cell>
          <table:table-cell table:style-name="ce5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4223fb0-476a-45f5-9abb-b15108a867a7</text:p>
          </table:table-cell>
          <table:table-cell office:value-type="float" office:value="47.3" calcext:value-type="float">
            <text:p>47.3</text:p>
          </table:table-cell>
          <table:table-cell office:value-type="float" office:value="32.2" calcext:value-type="float">
            <text:p>32.2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es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d6592fa-0e72-42ff-870c-753a15e97b4c</text:p>
          </table:table-cell>
          <table:table-cell office:value-type="float" office:value="37.3" calcext:value-type="float">
            <text:p>37.3</text:p>
          </table:table-cell>
          <table:table-cell office:value-type="float" office:value="22.2" calcext:value-type="float">
            <text:p>22.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est 2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324c4c1-7dd3-520a-7d40-08ae673f7ddb</text:p>
          </table:table-cell>
          <table:table-cell office:value-type="float" office:value="88.88" calcext:value-type="float">
            <text:p>88.88</text:p>
          </table:table-cell>
          <table:table-cell office:value-type="float" office:value="33.33" calcext:value-type="float">
            <text:p>33.33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Ein weiterer Tes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b9d03d-371d-95e7-83c3-22baf161d975</text:p>
          </table:table-cell>
          <table:table-cell office:value-type="float" office:value="77.77" calcext:value-type="float">
            <text:p>77.77</text:p>
          </table:table-cell>
          <table:table-cell office:value-type="float" office:value="44.44" calcext:value-type="float">
            <text:p>44.44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Ein weiterer Tes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1f609227-ce06-62b8-e98e-45165ec2c978</text:p>
          </table:table-cell>
          <table:table-cell office:value-type="float" office:value="66.66" calcext:value-type="float">
            <text:p>66.66</text:p>
          </table:table-cell>
          <table:table-cell office:value-type="float" office:value="-66.66" calcext:value-type="float">
            <text:p>-66.66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Ein weiterer Test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UUID Generator</text:p>
          </table:table-cell>
          <table:table-cell table:number-columns-repeated="11"/>
        </table:table-row>
        <table:table-row table:style-name="ro1">
          <table:table-cell table:style-name="ce3" table:formula="of:=LOWER(CONCATENATE(DEC2HEX(RANDBETWEEN(0;4294967295);8);&quot;-&quot;;DEC2HEX(RANDBETWEEN(0;65535);4);&quot;-&quot;;DEC2HEX(RANDBETWEEN(0;65535);4);&quot;-&quot;;DEC2HEX(RANDBETWEEN(0;65535);4);&quot;-&quot;;DEC2HEX(RANDBETWEEN(0;4294967295);8);DEC2HEX(RANDBETWEEN(0;65535);4)))" office:value-type="string" office:string-value="7ec67c1f-3303-e0e8-d0db-6eb5b7901339" calcext:value-type="string">
            <text:p>7ec67c1f-3303-e0e8-d0db-6eb5b790133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3T10:17:49.874000000</dc:date>
    <meta:editing-duration>PT32M50S</meta:editing-duration>
    <meta:editing-cycles>11</meta:editing-cycles>
    <meta:generator>LibreOffice/7.3.4.2$Windows_X86_64 LibreOffice_project/728fec16bd5f605073805c3c9e7c4212a0120dc5</meta:generator>
    <meta:document-statistic meta:table-count="1" meta:cell-count="56" meta:object-count="0"/>
  </office:meta>
</office:document-meta>
</file>